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au3" style:family="table">
      <style:table-properties style:width="17cm" table:align="margins"/>
    </style:style>
    <style:style style:name="Tableau3.A" style:family="table-column">
      <style:table-column-properties style:column-width="1.062cm" style:rel-column-width="4095*"/>
    </style:style>
    <style:style style:name="Tableau3.A1" style:family="table-cell">
      <style:table-cell-properties fo:padding="0cm" fo:border="none" style:writing-mode="page"/>
    </style:style>
    <style:style style:name="P1" style:family="paragraph" style:parent-style-name="Text_20_body">
      <style:text-properties officeooo:rsid="0016caa3" officeooo:paragraph-rsid="0016caa3"/>
    </style:style>
    <style:style style:name="P2" style:family="paragraph" style:parent-style-name="Text_20_body">
      <style:text-properties officeooo:rsid="0018947e" officeooo:paragraph-rsid="0018947e"/>
    </style:style>
    <style:style style:name="P3" style:family="paragraph" style:parent-style-name="Standard">
      <style:text-properties officeooo:rsid="001a2bb2" officeooo:paragraph-rsid="001af644"/>
    </style:style>
    <style:style style:name="P4" style:family="paragraph" style:parent-style-name="Text_20_body">
      <style:text-properties officeooo:rsid="001a2bb2" officeooo:paragraph-rsid="001a2bb2"/>
    </style:style>
    <style:style style:name="P5" style:family="paragraph" style:parent-style-name="Text_20_body">
      <style:text-properties officeooo:rsid="001af644" officeooo:paragraph-rsid="001af644"/>
    </style:style>
    <style:style style:name="P6" style:family="paragraph" style:parent-style-name="Text_20_body">
      <style:text-properties officeooo:rsid="001af644" officeooo:paragraph-rsid="001b0705"/>
    </style:style>
    <style:style style:name="P7" style:family="paragraph" style:parent-style-name="Text_20_body">
      <style:text-properties officeooo:rsid="00220bd7" officeooo:paragraph-rsid="0016caa3"/>
    </style:style>
    <style:style style:name="P8" style:family="paragraph" style:parent-style-name="Text_20_body">
      <style:text-properties officeooo:rsid="002113c9" officeooo:paragraph-rsid="0016caa3"/>
    </style:style>
    <style:style style:name="P9" style:family="paragraph" style:parent-style-name="Text_20_body">
      <style:text-properties officeooo:rsid="001dd6c5" officeooo:paragraph-rsid="0016caa3"/>
    </style:style>
    <style:style style:name="P10" style:family="paragraph" style:parent-style-name="Text_20_body">
      <loext:graphic-properties draw:fill-gradient-name="gradient" draw:fill-hatch-name="hatch"/>
      <style:text-properties officeooo:rsid="001b6c19" officeooo:paragraph-rsid="001ede2e"/>
    </style:style>
    <style:style style:name="P11" style:family="paragraph" style:parent-style-name="Text_20_body">
      <style:text-properties officeooo:rsid="00168c39" officeooo:paragraph-rsid="001ede2e"/>
    </style:style>
    <style:style style:name="P12" style:family="paragraph" style:parent-style-name="Text_20_body">
      <style:text-properties officeooo:rsid="001d1750" officeooo:paragraph-rsid="001d1750"/>
    </style:style>
    <style:style style:name="P13" style:family="paragraph" style:parent-style-name="Text_20_body">
      <loext:graphic-properties draw:fill-gradient-name="gradient" draw:fill-hatch-name="hatch"/>
      <style:text-properties officeooo:rsid="001d8c21" officeooo:paragraph-rsid="001ede2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ing_20_1">
      <style:paragraph-properties fo:break-before="page"/>
      <style:text-properties officeooo:rsid="0016caa3" officeooo:paragraph-rsid="0016caa3"/>
    </style:style>
    <style:style style:name="P19" style:family="paragraph" style:parent-style-name="Heading_20_1" style:master-page-name="">
      <style:paragraph-properties style:page-number="auto" fo:break-before="page"/>
    </style:style>
    <style:style style:name="P20" style:family="paragraph" style:parent-style-name="Heading_20_1" style:master-page-name="">
      <loext:graphic-properties draw:fill-gradient-name="gradient" draw:fill-hatch-name="hatch"/>
      <style:paragraph-properties style:page-number="auto" fo:break-before="page" fo:keep-with-next="auto"/>
      <style:text-properties officeooo:paragraph-rsid="001ede2e"/>
    </style:style>
    <style:style style:name="P21" style:family="paragraph" style:parent-style-name="Heading_20_1">
      <style:paragraph-properties fo:break-before="page"/>
      <style:text-properties officeooo:paragraph-rsid="0029532a"/>
    </style:style>
    <style:style style:name="P22" style:family="paragraph" style:parent-style-name="Heading_20_2">
      <style:text-properties officeooo:paragraph-rsid="001ede2e"/>
    </style:style>
    <style:style style:name="P23" style:family="paragraph" style:parent-style-name="Heading_20_2">
      <style:text-properties officeooo:rsid="0024c325" officeooo:paragraph-rsid="0024c325"/>
    </style:style>
    <style:style style:name="P24" style:family="paragraph" style:parent-style-name="Heading_20_2" style:list-style-name=""/>
    <style:style style:name="P25" style:family="paragraph" style:parent-style-name="Heading_20_2">
      <style:paragraph-properties fo:break-before="page"/>
    </style:style>
    <style:style style:name="P26" style:family="paragraph" style:parent-style-name="Heading_20_3">
      <style:text-properties officeooo:rsid="0018947e" officeooo:paragraph-rsid="0018947e"/>
    </style:style>
    <style:style style:name="P27" style:family="paragraph" style:parent-style-name="Table_20_Contents">
      <style:text-properties officeooo:rsid="00230eb6" officeooo:paragraph-rsid="00230eb6"/>
    </style:style>
    <style:style style:name="P28" style:family="paragraph" style:parent-style-name="Text_20_body">
      <style:text-properties officeooo:rsid="0018947e" officeooo:paragraph-rsid="0018947e"/>
    </style:style>
    <style:style style:name="P29" style:family="paragraph" style:parent-style-name="Text_20_body" style:list-style-name="L1">
      <style:text-properties officeooo:rsid="001a2bb2" officeooo:paragraph-rsid="001a2bb2"/>
    </style:style>
    <style:style style:name="P30" style:family="paragraph" style:parent-style-name="Text_20_body">
      <style:text-properties fo:font-weight="bold" officeooo:rsid="002000bd" officeooo:paragraph-rsid="002000bd" style:font-weight-asian="bold" style:font-weight-complex="bold"/>
    </style:style>
    <style:style style:name="P31" style:family="paragraph" style:parent-style-name="Text_20_body">
      <style:text-properties officeooo:rsid="001af644" officeooo:paragraph-rsid="001af644"/>
    </style:style>
    <style:style style:name="P32" style:family="paragraph" style:parent-style-name="Text_20_body">
      <style:text-properties officeooo:rsid="001af644" officeooo:paragraph-rsid="001ede2e"/>
    </style:style>
    <style:style style:name="P33" style:family="paragraph" style:parent-style-name="Text_20_body">
      <style:text-properties officeooo:rsid="0024c325" officeooo:paragraph-rsid="0024c325"/>
    </style:style>
    <style:style style:name="P34" style:family="paragraph" style:parent-style-name="Text_20_body">
      <style:text-properties officeooo:rsid="00269193" officeooo:paragraph-rsid="00269193"/>
    </style:style>
    <style:style style:name="P35" style:family="paragraph" style:parent-style-name="Text_20_body">
      <style:text-properties officeooo:rsid="00168c39" officeooo:paragraph-rsid="001ede2e"/>
    </style:style>
    <style:style style:name="P36" style:family="paragraph" style:parent-style-name="Text_20_body">
      <style:text-properties officeooo:rsid="0027e12f" officeooo:paragraph-rsid="0027e12f"/>
    </style:style>
    <style:style style:name="P37" style:family="paragraph" style:parent-style-name="Text_20_body" style:list-style-name="L2">
      <style:text-properties officeooo:rsid="000f030e" officeooo:paragraph-rsid="001b6c19"/>
    </style:style>
    <style:style style:name="P38" style:family="paragraph" style:parent-style-name="Text_20_body">
      <style:text-properties officeooo:rsid="00289bb8" officeooo:paragraph-rsid="00289bb8"/>
    </style:style>
    <style:style style:name="P39" style:family="paragraph" style:parent-style-name="Text_20_body">
      <style:text-properties officeooo:rsid="0020932e" officeooo:paragraph-rsid="0029532a"/>
    </style:style>
    <style:style style:name="P40" style:family="paragraph" style:parent-style-name="Text_20_body">
      <style:text-properties officeooo:rsid="001dd6c5" officeooo:paragraph-rsid="0029532a"/>
    </style:style>
    <style:style style:name="P41" style:family="paragraph" style:parent-style-name="Text_20_body">
      <style:text-properties officeooo:rsid="000afa6c" officeooo:paragraph-rsid="0029532a"/>
    </style:style>
    <style:style style:name="P42" style:family="paragraph" style:parent-style-name="Text_20_body">
      <style:text-properties officeooo:rsid="0029532a" officeooo:paragraph-rsid="0029532a"/>
    </style:style>
    <style:style style:name="P43" style:family="paragraph" style:parent-style-name="Text_20_body">
      <style:text-properties officeooo:rsid="002a7ac5" officeooo:paragraph-rsid="002a7ac5"/>
    </style:style>
    <style:style style:name="T1" style:family="text">
      <style:text-properties officeooo:rsid="0016caa3"/>
    </style:style>
    <style:style style:name="T2" style:family="text">
      <style:text-properties officeooo:rsid="000afa6c"/>
    </style:style>
    <style:style style:name="T3" style:family="text">
      <style:text-properties officeooo:rsid="0018947e"/>
    </style:style>
    <style:style style:name="T4" style:family="text">
      <style:text-properties officeooo:rsid="001a2bb2"/>
    </style:style>
    <style:style style:name="T5" style:family="text">
      <style:text-properties officeooo:rsid="00168c39"/>
    </style:style>
    <style:style style:name="T6" style:family="text">
      <style:text-properties officeooo:rsid="001ce263"/>
    </style:style>
    <style:style style:name="T7" style:family="text">
      <style:text-properties officeooo:rsid="001d1750"/>
    </style:style>
    <style:style style:name="T8" style:family="text">
      <style:text-properties officeooo:rsid="00230eb6"/>
    </style:style>
    <style:style style:name="T9" style:family="text">
      <style:text-properties fo:font-weight="bold" style:font-weight-asian="bold" style:font-weight-complex="bold"/>
    </style:style>
    <style:style style:name="T10" style:family="text">
      <style:text-properties fo:font-weight="bold" officeooo:rsid="00269193" style:font-weight-asian="bold" style:font-weight-complex="bold"/>
    </style:style>
    <style:style style:name="T11" style:family="text">
      <style:text-properties officeooo:rsid="00292a35"/>
    </style:style>
    <style:style style:name="T12" style:family="text">
      <style:text-properties officeooo:rsid="001cffa7"/>
    </style:style>
    <style:style style:name="T13" style:family="text">
      <style:text-properties officeooo:rsid="001dd6c5"/>
    </style:style>
    <style:style style:name="T14" style:family="text">
      <style:text-properties officeooo:rsid="0029532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te de cadrage</text:p>
      <text:p text:style-name="P3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Table des matières</text:p>
          </text:index-title>
          <text:p text:style-name="P14"><text:a xlink:type="simple" xlink:href="#__RefHeading___Toc656_449252876" text:style-name="Index_20_Link" text:visited-style-name="Index_20_Link">Le projet<text:tab/>3</text:a></text:p>
          <text:p text:style-name="P15"><text:a xlink:type="simple" xlink:href="#__RefHeading___Toc658_449252876" text:style-name="Index_20_Link" text:visited-style-name="Index_20_Link">Contexte<text:tab/>3</text:a></text:p>
          <text:p text:style-name="P15"><text:a xlink:type="simple" xlink:href="#__RefHeading___Toc660_449252876" text:style-name="Index_20_Link" text:visited-style-name="Index_20_Link">Objectifs<text:tab/>3</text:a></text:p>
          <text:p text:style-name="P15"><text:a xlink:type="simple" xlink:href="#__RefHeading___Toc662_449252876" text:style-name="Index_20_Link" text:visited-style-name="Index_20_Link">Partie prenantes<text:tab/>3</text:a></text:p>
          <text:p text:style-name="P16"><text:a xlink:type="simple" xlink:href="#__RefHeading___Toc664_449252876" text:style-name="Index_20_Link" text:visited-style-name="Index_20_Link">Maître d’ouvrage<text:tab/>3</text:a></text:p>
          <text:p text:style-name="P16"><text:a xlink:type="simple" xlink:href="#__RefHeading___Toc666_449252876" text:style-name="Index_20_Link" text:visited-style-name="Index_20_Link">Contributeurs<text:tab/>3</text:a></text:p>
          <text:p text:style-name="P16"><text:a xlink:type="simple" xlink:href="#__RefHeading___Toc668_449252876" text:style-name="Index_20_Link" text:visited-style-name="Index_20_Link">Fournisseur<text:tab/>3</text:a></text:p>
          <text:p text:style-name="P16"><text:a xlink:type="simple" xlink:href="#__RefHeading___Toc670_449252876" text:style-name="Index_20_Link" text:visited-style-name="Index_20_Link">Utilisateur final<text:tab/>3</text:a></text:p>
          <text:p text:style-name="P16"><text:a xlink:type="simple" xlink:href="#__RefHeading___Toc672_449252876" text:style-name="Index_20_Link" text:visited-style-name="Index_20_Link">Assistant de maîtrise d’ouvrage<text:tab/>3</text:a></text:p>
          <text:p text:style-name="P14"><text:a xlink:type="simple" xlink:href="#__RefHeading___Toc674_449252876" text:style-name="Index_20_Link" text:visited-style-name="Index_20_Link">Périmètre du projet<text:tab/>4</text:a></text:p>
          <text:p text:style-name="P15"><text:a xlink:type="simple" xlink:href="#__RefHeading___Toc676_449252876" text:style-name="Index_20_Link" text:visited-style-name="Index_20_Link">Objectifs<text:tab/>4</text:a></text:p>
          <text:p text:style-name="P15"><text:a xlink:type="simple" xlink:href="#__RefHeading___Toc1205_449252876" text:style-name="Index_20_Link" text:visited-style-name="Index_20_Link">Hypothèses<text:tab/>4</text:a></text:p>
          <text:p text:style-name="P15"><text:a xlink:type="simple" xlink:href="#__RefHeading___Toc1207_449252876" text:style-name="Index_20_Link" text:visited-style-name="Index_20_Link">Contraintes<text:tab/>4</text:a></text:p>
          <text:p text:style-name="P15"><text:a xlink:type="simple" xlink:href="#__RefHeading___Toc678_449252876" text:style-name="Index_20_Link" text:visited-style-name="Index_20_Link">Livrables<text:tab/>4</text:a></text:p>
          <text:p text:style-name="P15"><text:a xlink:type="simple" xlink:href="#__RefHeading___Toc680_449252876" text:style-name="Index_20_Link" text:visited-style-name="Index_20_Link">Ressources et délais<text:tab/>4</text:a></text:p>
          <text:p text:style-name="P15"><text:a xlink:type="simple" xlink:href="#__RefHeading___Toc682_449252876" text:style-name="Index_20_Link" text:visited-style-name="Index_20_Link">Procédure de développement<text:tab/>4</text:a></text:p>
          <text:p text:style-name="P15"><text:a xlink:type="simple" xlink:href="#__RefHeading___Toc684_449252876" text:style-name="Index_20_Link" text:visited-style-name="Index_20_Link">Assurance qualité<text:tab/>5</text:a></text:p>
          <text:p text:style-name="P15"><text:a xlink:type="simple" xlink:href="#__RefHeading___Toc1210_449252876" text:style-name="Index_20_Link" text:visited-style-name="Index_20_Link">Procédure de livraison<text:tab/>5</text:a></text:p>
          <text:p text:style-name="P15"><text:a xlink:type="simple" xlink:href="#__RefHeading___Toc686_449252876" text:style-name="Index_20_Link" text:visited-style-name="Index_20_Link">Procédure d’évolution du périmètre<text:tab/>5</text:a></text:p>
          <text:p text:style-name="P14"><text:a xlink:type="simple" xlink:href="#__RefHeading___Toc688_449252876" text:style-name="Index_20_Link" text:visited-style-name="Index_20_Link">Procédure de management<text:tab/>5</text:a></text:p>
          <text:p text:style-name="P14"><text:a xlink:type="simple" xlink:href="#__RefHeading___Toc690_449252876" text:style-name="Index_20_Link" text:visited-style-name="Index_20_Link">Jalons<text:tab/>6</text:a></text:p>
          <text:p text:style-name="P14"><text:a xlink:type="simple" xlink:href="#__RefHeading___Toc822_3038703964" text:style-name="Index_20_Link" text:visited-style-name="Index_20_Link">Risques<text:tab/>7</text:a></text:p>
          <text:p text:style-name="P15"><text:a xlink:type="simple" xlink:href="#__RefHeading___Toc692_449252876" text:style-name="Index_20_Link" text:visited-style-name="Index_20_Link">Retard sur jalon<text:tab/>7</text:a></text:p>
          <text:p text:style-name="P15"><text:a xlink:type="simple" xlink:href="#__RefHeading___Toc824_3038703964" text:style-name="Index_20_Link" text:visited-style-name="Index_20_Link">Absence temporaire d’un fournisseur<text:tab/>7</text:a></text:p>
          <text:p text:style-name="P15"><text:a xlink:type="simple" xlink:href="#__RefHeading___Toc826_3038703964" text:style-name="Index_20_Link" text:visited-style-name="Index_20_Link">Absence définitive d’un fournisseurs<text:tab/>7</text:a></text:p>
          <text:p text:style-name="P15"><text:a xlink:type="simple" xlink:href="#__RefHeading___Toc828_3038703964" text:style-name="Index_20_Link" text:visited-style-name="Index_20_Link">Absence temporaire d’un client principal<text:tab/>7</text:a></text:p>
          <text:p text:style-name="P15"><text:a xlink:type="simple" xlink:href="#__RefHeading___Toc830_3038703964" text:style-name="Index_20_Link" text:visited-style-name="Index_20_Link">Absence définitive d’un client<text:tab/>8</text:a></text:p>
          <text:p text:style-name="P15"><text:a xlink:type="simple" xlink:href="#__RefHeading___Toc832_3038703964" text:style-name="Index_20_Link" text:visited-style-name="Index_20_Link">Manque de maîtrise d’un fournisseur sur VueJS<text:tab/>8</text:a></text:p>
          <text:p text:style-name="P15"><text:a xlink:type="simple" xlink:href="#__RefHeading___Toc1212_449252876" text:style-name="Index_20_Link" text:visited-style-name="Index_20_Link">Perte de donnée<text:tab/>8</text:a></text:p>
          <text:p text:style-name="P14"><text:a xlink:type="simple" xlink:href="#__RefHeading___Toc1214_449252876" text:style-name="Index_20_Link" text:visited-style-name="Index_20_Link">Communication<text:tab/>9</text:a></text:p>
        </text:index-body>
      </text:table-of-content>
      <text:h text:style-name="P18" text:outline-level="1"><text:bookmark-start text:name="__RefHeading___Toc656_449252876"/>Le projet <text:bookmark-end text:name="__RefHeading___Toc656_449252876"/></text:h>
      <text:h text:style-name="Heading_20_2" text:outline-level="2"><text:bookmark-start text:name="__RefHeading___Toc658_449252876"/>Contexte<text:bookmark-end text:name="__RefHeading___Toc658_449252876"/></text:h>
      <text:p text:style-name="P1">FlopEDT! Est une application permettant de créer un emploi du temps satisfaisant une série de contraintes basé sur la programmation linéaire. Cependant l’utilisation de ces contraintes est relativement technique. </text:p>
      <text:h text:style-name="Heading_20_2" text:outline-level="2"><text:bookmark-start text:name="__RefHeading___Toc660_449252876"/>Objectifs<text:bookmark-end text:name="__RefHeading___Toc660_449252876"/></text:h>
      <text:p text:style-name="P1">L’objectif est de créer une interface intuitive permettant de rechercher des contraintes à ajouter à la génération d’un emploi du temps, tout en y intégrant la documentation des contraintes.</text:p>
      <text:h text:style-name="Heading_20_2" text:outline-level="2"><text:bookmark-start text:name="__RefHeading___Toc662_449252876"/>Partie prenantes<text:bookmark-end text:name="__RefHeading___Toc662_449252876"/></text:h>
      <text:h text:style-name="P26" text:outline-level="3"><text:bookmark-start text:name="__RefHeading___Toc664_449252876"/>Maître d’ouvrage<text:bookmark-end text:name="__RefHeading___Toc664_449252876"/></text:h>
      <text:p text:style-name="P8">Besoin : <text:span text:style-name="T1">Obtenir une interface intuitive pour son produit permettant aux usagers finaux non techniciens de facilement trouver et ajouter des contraintes. </text:span><text:span text:style-name="T3">Avoir un suivi transparent sur le projet.</text:span></text:p>
      <text:p text:style-name="P7">Degré d’implication : Fort</text:p>
      <text:h text:style-name="Heading_20_3" text:outline-level="3"><text:bookmark-start text:name="__RefHeading___Toc666_449252876"/>Contributeurs<text:bookmark-end text:name="__RefHeading___Toc666_449252876"/></text:h>
      <text:p text:style-name="P8">Rôle : </text:p>
      <text:p text:style-name="P9">Besoin : <text:span text:style-name="T1">Obtenir des</text:span><text:span text:style-name="T2"> livrable</text:span><text:span text:style-name="T1">s maintenables.</text:span></text:p>
      <text:p text:style-name="P8">Degré d’implication : Faible</text:p>
      <text:h text:style-name="Heading_20_3" text:outline-level="3"><text:bookmark-start text:name="__RefHeading___Toc668_449252876"/>Fournisseur<text:bookmark-end text:name="__RefHeading___Toc668_449252876"/></text:h>
      <text:p text:style-name="P8">Besoin : <text:span text:style-name="T1">Satisfaire au maximum les besoins des autres partie prenantes</text:span></text:p>
      <text:p text:style-name="P7">Degré d’implication : Fort</text:p>
      <text:h text:style-name="Heading_20_3" text:outline-level="3"><text:bookmark-start text:name="__RefHeading___Toc670_449252876"/>Utilisateur final<text:bookmark-end text:name="__RefHeading___Toc670_449252876"/></text:h>
      <text:p text:style-name="P8">Besoin : <text:span text:style-name="T1">Utiliser efficacement l’application</text:span></text:p>
      <text:p text:style-name="P7">Degré d’implication : <text:span text:style-name="T1">Faible.</text:span></text:p>
      <text:h text:style-name="Heading_20_3" text:outline-level="3"><text:bookmark-start text:name="__RefHeading___Toc672_449252876"/>Assistant de maîtrise d’ouvrage<text:bookmark-end text:name="__RefHeading___Toc672_449252876"/></text:h>
      <text:p text:style-name="P2">Besoin : Avoir un suivi transparent sur le projet.</text:p>
      <text:p text:style-name="P2">Degré d’implication : Moyen</text:p>
      <text:h text:style-name="Heading_20_3" text:outline-level="3">Professeurs </text:h>
      <text:p text:style-name="P43">Besoin : Obtenir des documents de management qualitatifs.</text:p>
      <text:p text:style-name="P43">Degré d’implication : Fort</text:p>
      <text:h text:style-name="Heading_20_1" text:outline-level="1" text:is-list-header="true"><text:bookmark-start text:name="__RefHeading___Toc674_449252876"/><text:soft-page-break/><text:span text:style-name="T4">Périmètre</text:span> du projet<text:bookmark-end text:name="__RefHeading___Toc674_449252876"/></text:h>
      <text:h text:style-name="Heading_20_2" text:outline-level="2"><text:bookmark-start text:name="__RefHeading___Toc676_449252876"/>Objectifs<text:bookmark-end text:name="__RefHeading___Toc676_449252876"/></text:h>
      <text:p text:style-name="P4">Documentation des contraintes.</text:p>
      <text:p text:style-name="P4">Ajout d’une interface de visualisation <text:span text:style-name="T8">dynamique </text:span>de la documentation d’une contrainte.</text:p>
      <text:p text:style-name="P4">Ajout d’une interface de recherche des contrainte pour les ajouter à l’emploi du temps.</text:p>
      <text:h text:style-name="P23" text:outline-level="2"><text:bookmark-start text:name="__RefHeading___Toc1205_449252876"/>Hypothèses<text:bookmark-end text:name="__RefHeading___Toc1205_449252876"/></text:h>
      <text:p text:style-name="P33">La maintenance sera effectué par des contributeurs.</text:p>
      <text:p text:style-name="P34">La documentation des contraintes sera en partie fournie.</text:p>
      <text:h text:style-name="Heading_20_2" text:outline-level="2"><text:bookmark-start text:name="__RefHeading___Toc1207_449252876"/>Contraintes<text:bookmark-end text:name="__RefHeading___Toc1207_449252876"/></text:h>
      <text:p text:style-name="P33">La documentation sera réalisée en markdown.</text:p>
      <text:p text:style-name="P33">Les interfaces seront réalisées à l’aide de VueJS.</text:p>
      <text:h text:style-name="Heading_20_2" text:outline-level="2"><text:bookmark-start text:name="__RefHeading___Toc678_449252876"/>Livrables<text:bookmark-end text:name="__RefHeading___Toc678_449252876"/></text:h>
      <text:list xml:id="list2726280023" text:style-name="L1">
        <text:list-item>
          <text:p text:style-name="P29">Template de documentation.</text:p>
        </text:list-item>
        <text:list-item>
          <text:p text:style-name="P29">Documentations des contraintes.</text:p>
        </text:list-item>
        <text:list-item>
          <text:p text:style-name="P29">Interface de visualisation.</text:p>
        </text:list-item>
        <text:list-item>
          <text:p text:style-name="P29">Interface de recherche.</text:p>
        </text:list-item>
      </text:list>
      <text:h text:style-name="Heading_20_2" text:outline-level="2"><text:bookmark-start text:name="__RefHeading___Toc680_449252876"/>Ressources et délais<text:bookmark-end text:name="__RefHeading___Toc680_449252876"/></text:h>
      <text:p text:style-name="P4">L’équipe des fournisseurs se compose de quatre membre à compétence équivalente, disponible 16 heures par semaine pendant 16 semaines à partir de début janvier jusque fin avril.</text:p>
      <text:h text:style-name="Heading_20_2" text:outline-level="2"><text:bookmark-start text:name="__RefHeading___Toc682_449252876"/>Procédure de <text:span text:style-name="T7">développement</text:span><text:bookmark-end text:name="__RefHeading___Toc682_449252876"/></text:h>
      <text:p text:style-name="P5">L’équipe des fournisseurs applique la méthode agile. De fait elle s’organisera en sprint au bout desquels se tiendra une cérémonie présentant au client le travail effectuer durant le sprint et prenant en compte ses retours sur le travail réalisé ainsi que ses demande d’évolution.</text:p>
      <text:p text:style-name="P6">La conception des interfaces se fera selon une conception centrée utilisateur.</text:p>
      <text:p text:style-name="P5">La vérification sera donc effectuer au fur et à mesure du projet.</text:p>
      <text:p text:style-name="P38">Un github workflow sera utilisé.</text:p>
      <text:h text:style-name="P24" text:outline-level="2"/>
      <text:h text:style-name="P25" text:outline-level="2"><text:bookmark-start text:name="__RefHeading___Toc684_449252876"/>Assurance qualité<text:bookmark-end text:name="__RefHeading___Toc684_449252876"/></text:h>
      <text:p text:style-name="P36">Nous devons assurer que le code sera maintenable puisque l’équipe de maintenance sera différente de celle de production. De fait nous assurons la maintenabilité via :</text:p>
      <text:list text:style-name="L2">
        <text:list-item>
          <text:p text:style-name="P37">Composants modulaires.</text:p>
        </text:list-item>
        <text:list-item>
          <text:p text:style-name="P37">Vérification de complexité soutenable via des outils dédiés.</text:p>
        </text:list-item>
        <text:list-item>
          <text:p text:style-name="P37">Documentation du code source.</text:p>
        </text:list-item>
      </text:list>
      <text:h text:style-name="Heading_20_2" text:outline-level="2"><text:bookmark-start text:name="__RefHeading___Toc1210_449252876"/>Procédure de livraison<text:bookmark-end text:name="__RefHeading___Toc1210_449252876"/></text:h>
      <text:p text:style-name="P38">Les livraisons seront identifiée via des release<text:span text:style-name="T11">s</text:span> sur l’outil de version.</text:p>
      <text:p text:style-name="P38">Nous devrons nous assurer que les interfaces sont intégrable à l’existant.</text:p>
      <text:h text:style-name="Heading_20_2" text:outline-level="2"><text:bookmark-start text:name="__RefHeading___Toc686_449252876"/>Procédure d’évolution du périmètre<text:bookmark-end text:name="__RefHeading___Toc686_449252876"/></text:h>
      <text:p text:style-name="P5">En fin de sprint le client pourra effectuer une demande de modification du périmètre qui sera étudié par l’équipe de fournisseur. Cette dernière ré-évaluera son planning en prenant en compte d’éventuels apprentissage, puis soumettra le planning au client. Si ce dernier accepte l’équipe de fournisseur mettra à jour l’ensemble des documents du projet et entamera un nouveau sprint. L’ensemble des versions des documents du projet devront être conservé.</text:p>
      <text:h text:style-name="Heading_20_1" text:outline-level="1"><text:bookmark-start text:name="__RefHeading___Toc688_449252876"/>Procédure de management<text:bookmark-end text:name="__RefHeading___Toc688_449252876"/></text:h>
      <text:p text:style-name="P12">L’ensemble des documents produits seront soumis à une vérification de la part de nos enseignants et corriger en dehors du temps alloué au projet dans les plus bref délais pour se conformer au niveau de qualité attendu.</text:p>
      <text:p text:style-name="P12">Ces même professeurs définiront le niveau de qualité attendu.</text:p>
      <text:h text:style-name="P19" text:outline-level="1"><text:bookmark-start text:name="__RefHeading___Toc690_449252876"/>Jalons<text:bookmark-end text:name="__RefHeading___Toc690_449252876"/></text:h>
      <text:p text:style-name="P5">L’analyse préliminaires des livrables montre les dépendances suivantes :</text:p>
      <text:p text:style-name="P5">Une première proposition de macro-planning est la suivante :</text:p>
      <table:table table:name="Tableau3" table:style-name="Tableau3">
        <table:table-column table:style-name="Tableau3.A" table:number-columns-repeated="16"/>
        <table:table-row>
          <table:table-cell table:style-name="Tableau3.A1" office:value-type="string">
            <text:p text:style-name="P27">1</text:p>
          </table:table-cell>
          <table:table-cell table:style-name="Tableau3.A1" office:value-type="string">
            <text:p text:style-name="P27">2</text:p>
          </table:table-cell>
          <table:table-cell table:style-name="Tableau3.A1" office:value-type="string">
            <text:p text:style-name="P27">3</text:p>
          </table:table-cell>
          <table:table-cell table:style-name="Tableau3.A1" office:value-type="string">
            <text:p text:style-name="P27">4</text:p>
          </table:table-cell>
          <table:table-cell table:style-name="Tableau3.A1" office:value-type="string">
            <text:p text:style-name="P27">5</text:p>
          </table:table-cell>
          <table:table-cell table:style-name="Tableau3.A1" office:value-type="string">
            <text:p text:style-name="P27">6</text:p>
          </table:table-cell>
          <table:table-cell table:style-name="Tableau3.A1" office:value-type="string">
            <text:p text:style-name="P27">7</text:p>
          </table:table-cell>
          <table:table-cell table:style-name="Tableau3.A1" office:value-type="string">
            <text:p text:style-name="P27">8</text:p>
          </table:table-cell>
          <table:table-cell table:style-name="Tableau3.A1" office:value-type="string">
            <text:p text:style-name="P27">9</text:p>
          </table:table-cell>
          <table:table-cell table:style-name="Tableau3.A1" office:value-type="string">
            <text:p text:style-name="P27">10</text:p>
          </table:table-cell>
          <table:table-cell table:style-name="Tableau3.A1" office:value-type="string">
            <text:p text:style-name="P27">11</text:p>
          </table:table-cell>
          <table:table-cell table:style-name="Tableau3.A1" office:value-type="string">
            <text:p text:style-name="P27">12</text:p>
          </table:table-cell>
          <table:table-cell table:style-name="Tableau3.A1" office:value-type="string">
            <text:p text:style-name="P27">13</text:p>
          </table:table-cell>
          <table:table-cell table:style-name="Tableau3.A1" office:value-type="string">
            <text:p text:style-name="P27">14</text:p>
          </table:table-cell>
          <table:table-cell table:style-name="Tableau3.A1" office:value-type="string">
            <text:p text:style-name="P27">15</text:p>
          </table:table-cell>
          <table:table-cell table:style-name="Tableau3.A1" office:value-type="string">
            <text:p text:style-name="P27">16</text:p>
          </table:table-cell>
        </table:table-row>
        <table:table-row>
          <table:table-cell table:style-name="Tableau3.A1" office:value-type="string">
            <text:p text:style-name="P27">Template</text:p>
          </table:table-cell>
          <table:table-cell table:style-name="Tableau3.A1" office:value-type="string">
            <text:p text:style-name="Table_20_Contents">.</text:p>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row>
        <table:table-row>
          <table:table-cell table:style-name="Tableau3.A1" office:value-type="string">
            <text:p text:style-name="P27"/>
          </table:table-cell>
          <table:table-cell table:style-name="Tableau3.A1" office:value-type="string">
            <text:p text:style-name="Table_20_Contents"/>
          </table:table-cell>
          <table:table-cell table:style-name="Tableau3.A1" table:number-columns-spanned="2" office:value-type="string">
            <text:p text:style-name="P27">Documentation</text:p>
          </table:table-cell>
          <table:covered-table-cell/>
          <table:table-cell table:style-name="Tableau3.A1" office:value-type="string">
            <text:p text:style-name="Table_20_Contents">.</text:p>
          </table:table-cell>
          <table:table-cell table:style-name="Tableau3.A1" office:value-type="string">
            <text:p text:style-name="Table_20_Contents">.</text:p>
          </table:table-cell>
          <table:table-cell table:style-name="Tableau3.A1" office:value-type="string">
            <text:p text:style-name="Table_20_Contents">.</text:p>
          </table:table-cell>
          <table:table-cell table:style-name="Tableau3.A1" office:value-type="string">
            <text:p text:style-name="Table_20_Contents">.</text:p>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row>
        <table:table-row>
          <table:table-cell table:style-name="Tableau3.A1" office:value-type="string">
            <text:p text:style-name="P27"/>
          </table:table-cell>
          <table:table-cell table:style-name="Tableau3.A1" office:value-type="string">
            <text:p text:style-name="Table_20_Contents"/>
          </table:table-cell>
          <table:table-cell table:style-name="Tableau3.A1" table:number-columns-spanned="3" office:value-type="string">
            <text:p text:style-name="P27">Interface de visualisation</text:p>
          </table:table-cell>
          <table:covered-table-cell/>
          <table:covered-table-cell/>
          <table:table-cell table:style-name="Tableau3.A1" office:value-type="string">
            <text:p text:style-name="Table_20_Contents">.</text:p>
          </table:table-cell>
          <table:table-cell table:style-name="Tableau3.A1" office:value-type="string">
            <text:p text:style-name="Table_20_Contents">.</text:p>
          </table:table-cell>
          <table:table-cell table:style-name="Tableau3.A1" office:value-type="string">
            <text:p text:style-name="Table_20_Contents">.</text:p>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row>
        <table:table-row>
          <table:table-cell table:style-name="Tableau3.A1" office:value-type="string">
            <text:p text:style-name="P27"/>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table:number-columns-spanned="5" office:value-type="string">
            <text:p text:style-name="P27">Interface de recherche</text:p>
          </table:table-cell>
          <table:covered-table-cell/>
          <table:covered-table-cell/>
          <table:covered-table-cell/>
          <table:covered-table-cell/>
          <table:table-cell table:style-name="Tableau3.A1" office:value-type="string">
            <text:p text:style-name="Table_20_Contents">.</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
      <text:p text:style-name="P3"/>
      <text:h text:style-name="P20" text:outline-level="1"><text:bookmark-start text:name="__RefHeading___Toc822_3038703964"/>Risques<text:bookmark-end text:name="__RefHeading___Toc822_3038703964"/></text:h>
      <text:h text:style-name="P22" text:outline-level="2"><text:bookmark-start text:name="__RefHeading___Toc692_449252876"/>Retard sur jalon<text:bookmark-end text:name="__RefHeading___Toc692_449252876"/></text:h>
      <text:p text:style-name="P10">Prévention : Une estimation large des tâches sera effectuer <text:span text:style-name="T6">pour éviter de mauvaise surprise pour le client. </text:span></text:p>
      <text:p text:style-name="P10">Risque d’occurrence : Moyen</text:p>
      <text:p text:style-name="P13">Niveau d’impact : <text:span text:style-name="T8">Moyen</text:span></text:p>
      <text:p text:style-name="P10">Protocole en cas de déclenchement :</text:p>
      <text:p text:style-name="P10">La présentation des tâches est décalée d’un sprint. Le planning est revue et le client prévenu.</text:p>
      <text:h text:style-name="P22" text:outline-level="2"><text:bookmark-start text:name="__RefHeading___Toc824_3038703964"/>Absence temporaire d’un fournisseur<text:bookmark-end text:name="__RefHeading___Toc824_3038703964"/></text:h>
      <text:p text:style-name="P11">Prévention : Puisque l’ensemble des développeurs ont concrètement les mêmes compétences, il est inutile de prévoir des chaînes de back-up.</text:p>
      <text:p text:style-name="P11">Risque d’occurrence : Moyen</text:p>
      <text:p text:style-name="P13">Niveau d’impact : <text:span text:style-name="T8">Moyen</text:span></text:p>
      <text:p text:style-name="P11">Protocole en cas de déclenchement :</text:p>
      <text:p text:style-name="P11">Les fournisseurs restant effectueront une réunion d’urgence pour déterminer si les tâches assignés à l’absent dépassent leurs intervalles dans le macro-planning. Si c’est le cas une réallocation des tâches sera effectuer afin de limiter voir annuler les inter-blocages lié à l’ordonnancement des tâche. </text:p>
      <text:p text:style-name="P11">Autrement rien ne change, les tâches seront seulement repoussées dans le planning.</text:p>
      <text:p text:style-name="P11"/>
      <text:h text:style-name="P22" text:outline-level="2"><text:bookmark-start text:name="__RefHeading___Toc826_3038703964"/>Absence définitive d’un fournisseurs<text:bookmark-end text:name="__RefHeading___Toc826_3038703964"/></text:h>
      <text:p text:style-name="P11">Prévention : Puisque l’ensemble des développeurs ont concrétement les mêmes compétences, il est inutile de prévoir des chaînes de back-up.</text:p>
      <text:p text:style-name="P11">Risque d’occurrence : Faible</text:p>
      <text:p text:style-name="P13">Niveau d’impact : <text:span text:style-name="T8">Fort</text:span></text:p>
      <text:p text:style-name="P11">Protocole en cas de déclenchement :</text:p>
      <text:p text:style-name="P11">Les fournisseurs restant effectueront une réunion d’urgence pour ré-évaluer le planning. Dans le cas où ce nouveau planning dépasserait la date de livraison, une réunion avec les clients sera effectuer pour les informer de la situation. Autrement le client sera juste notifier d’une modification de la composition et recevra le nouveau planning.</text:p>
      <text:h text:style-name="P22" text:outline-level="2"><text:bookmark-start text:name="__RefHeading___Toc828_3038703964"/>Absence temporaire d’un client <text:span text:style-name="T5">principal</text:span><text:bookmark-end text:name="__RefHeading___Toc828_3038703964"/></text:h>
      <text:p text:style-name="P11">Prévention : Mise en place d’une chaîne de back-up pour assurer le rôle de client principal.</text:p>
      <text:p text:style-name="P11">Risque d’occurrence : Moyen.</text:p>
      <text:p text:style-name="P13"><text:soft-page-break/>Niveau d’impact : <text:span text:style-name="T8">Moyen</text:span></text:p>
      <text:p text:style-name="P11">Protocole en cas de déclenchement :</text:p>
      <text:p text:style-name="P11">Les fournisseurs effectueront une réunion d’urgence pour évaluer si cette absence modifie le planning, notamment au niveau des validations par le client.</text:p>
      <text:p text:style-name="P11">Toutes les communications et cérémonies seront redirigés vers un client secondaire désigné par le client principale. Dans le cas où il n’y a aucun client secondaire, les cérémonies ne seront pas assuré. Les communications seront mise en tampon. Le travail de l’équipe de fournisseur continuera normalement jusqu’au jalon de validation qui seront reporté. L’équipe </text:p>
      <text:h text:style-name="Heading_20_2" text:outline-level="2"><text:bookmark-start text:name="__RefHeading___Toc830_3038703964"/>Absence définitive d’un client<text:bookmark-end text:name="__RefHeading___Toc830_3038703964"/></text:h>
      <text:p text:style-name="P11">Prévention : S’assurer qu’il y ait plus d’un client principal</text:p>
      <text:p text:style-name="P11">Risque d’occurrence : Faible.</text:p>
      <text:p text:style-name="P13">Niveau d’impact : <text:span text:style-name="T8">Catastrophique</text:span></text:p>
      <text:p text:style-name="P11">Protocole en cas de déclenchement :</text:p>
      <text:p text:style-name="P11">L’ensemble des communications et cérémonies se dérouleront avec le reste des clients principaux. Dans le cas où tous les clients principaux sont indisponibles, le projet sera annulé faute de client.</text:p>
      <text:h text:style-name="P22" text:outline-level="2"><text:bookmark-start text:name="__RefHeading___Toc832_3038703964"/>Manque de maîtrise <text:span text:style-name="T5">d’un fournisseur </text:span>sur VueJS<text:bookmark-end text:name="__RefHeading___Toc832_3038703964"/></text:h>
      <text:p text:style-name="P11">Prévention : Formation à vuejs</text:p>
      <text:p text:style-name="P11">Risque d’occurrence : Faible.</text:p>
      <text:p text:style-name="P13">Niveau d’impact : <text:span text:style-name="T8">Moyen</text:span></text:p>
      <text:p text:style-name="P11">Protocole en cas de déclenchement :</text:p>
      <text:p text:style-name="P11">L’équipe de fournisseur effectuera une réunion d’urgence pour décider si le manque est trop important ou non. Si ce n’est pas le cas les tâches du fournisseur défaillant seront revues pour qu’ils effectue les plus simple ou qu’il dispose de plus de temps afin qu’il puisse se documenter en même temps qu’il produit. Sinon, le fournisseur défaillant passera en peer-programing.</text:p>
      <text:p text:style-name="P11">Quoi qu’il arrive le planning sera revu et le client informé de la situation.</text:p>
      <text:h text:style-name="Heading_20_2" text:outline-level="2"><text:bookmark-start text:name="__RefHeading___Toc1212_449252876"/>Perte de donnée<text:bookmark-end text:name="__RefHeading___Toc1212_449252876"/></text:h>
      <text:p text:style-name="P34">Prévention : Utilisation d’un logiciel de gestion de version décentralisée.</text:p>
      <text:p text:style-name="P34">Risque d’occurence : Faible</text:p>
      <text:p text:style-name="P34">Niveau d’impact : Fort.</text:p>
      <text:p text:style-name="P34">Protocole en cas de déclenchement : Aucun, gérer par la prévention.</text:p>
      <text:p text:style-name="P32"/>
      <text:h text:style-name="P21" text:outline-level="1"><text:bookmark-start text:name="__RefHeading___Toc1214_449252876"/>Communication<text:bookmark-end text:name="__RefHeading___Toc1214_449252876"/></text:h>
      <text:p text:style-name="P40">Nous ne sommes pas en contact direct avec <text:span text:style-name="T14">les contributeurs</text:span>. La seule interaction se fera au travers de la documentation.</text:p>
      <text:p text:style-name="P41"><text:span text:style-name="T14">L’ensemble de communication des fournisseurs se feront sur un serveur discord car ce dernier est facilement organisable. Ils effectueront des d</text:span>aily meeting<text:span text:style-name="T14">s permettant à chacun de savoir</text:span><text:span text:style-name="T12"> ce que fait l’autre. </text:span></text:p>
      <text:p text:style-name="P42">Le client sera informé du travail au travers de <text:span text:style-name="T2">revue</text:span>s<text:span text:style-name="T2"> de backlog </text:span>avec tous les fournisseurs, au travers du serveur<text:span text:style-name="T13"> discord </text:span>FlopEDT! qui centralise déjà toute les communication du projet. Ce <text:span text:style-name="T13">discord sera également utilisé pour contacter les clients au besoin hors des cérémonies usuelles.</text:span></text:p>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19T15:49:52.952000000</dc:date>
    <meta:editing-duration>PT2H53M38S</meta:editing-duration>
    <meta:editing-cycles>23</meta:editing-cycles>
    <meta:generator>LibreOffice/7.4.1.2$Windows_X86_64 LibreOffice_project/3c58a8f3a960df8bc8fd77b461821e42c061c5f0</meta:generator>
    <meta:document-statistic meta:table-count="1" meta:image-count="0" meta:object-count="0" meta:page-count="9" meta:paragraph-count="176" meta:word-count="1341" meta:character-count="8716" meta:non-whitespace-character-count="7550"/>
  </office:meta>
</office:document-meta>
</file>